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</text:span><text:span text:style-name="T1">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godzin jest mniejsza niż </text:p>
            <text:p text:style-name="P1">liczba nadgodzin bez</text:p>
            <text:p text:style-name="P1"><text:s/>premii pomnóż ilość przepracowanych godzin przez stawkę</text:p>
            <text:p text:style-name="P1"><text:s/>płacy za jedną nadgodzine, a jeśli nie to do</text:p>
            <text:p text:style-name="P1"><text:s/>iloczynu liczby przepracowanych </text:p>
            <text:p text:style-name="P1">godzin i stawki płacy za jedną godzinę dodaj</text:p>
            <text:p text:style-name="P1"><text:s/>różnice liczby przepracowanych godzin i liczbe godzin </text:p>
            <text:p text:style-name="P1">bez premii pomnozoną przez iloczyn stawki płacy za </text:p>
            <text:p text:style-name="P1">godzine i wielkości dodatku za ponadnormowe </text:p>
            <text:p text:style-name="P1"><text:s/>nadgodziny.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5.6194590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21:03.980599838</dc:date>
    <meta:print-date>2003-03-13T12:37:37</meta:print-date>
    <meta:generator>LibreOffice/6.0.2.1$Linux_X86_64 LibreOffice_project/00m0$Build-1</meta:generator>
    <meta:editing-duration>PT27M17S</meta:editing-duration>
    <meta:editing-cycles>4</meta:editing-cycles>
    <meta:document-statistic meta:table-count="3" meta:cell-count="16" meta:object-count="2"/>
  </office:meta>
</office:document-meta>
</file>